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10d0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ZMq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kwartal</text:p>
          </table:table-cell>
          <table:table-cell office:value-type="string" calcext:value-type="string">
            <text:p>razem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">Kolumna 1</text:span></text:p>
          </table:table-cell>
          <table:table-cell/>
          <table:table-cell table:style-name="ce2" office:value-type="string" calcext:value-type="string">
            <text:p><text:span text:style-name="T1">Regresja</text:span>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okres/ok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string" calcext:value-type="string">
            <text:p>2015Q1</text:p>
          </table:table-cell>
          <table:table-cell office:value-type="float" office:value="12050" calcext:value-type="float">
            <text:p>120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#N/A" office:value-type="string" office:string-value="" calcext:value-type="error">
            <text:p>#N/D</text:p>
          </table:table-cell>
          <table:table-cell table:number-columns-repeated="4"/>
          <table:table-cell office:value-type="float" office:value="0.14296041315023" calcext:value-type="float">
            <text:p>0,14296041315023</text:p>
          </table:table-cell>
          <table:table-cell office:value-type="float" office:value="1" calcext:value-type="float">
            <text:p>1</text:p>
          </table:table-cell>
          <table:table-cell table:formula="of:=IF([.L2]=1;[.B2];0)" office:value-type="float" office:value="12050" calcext:value-type="float">
            <text:p>12050</text:p>
          </table:table-cell>
          <table:table-cell table:formula="of:=IF([.L2]=2;[.B2];0)" office:value-type="float" office:value="0" calcext:value-type="float">
            <text:p>0</text:p>
          </table:table-cell>
          <table:table-cell table:formula="of:=IF([.L2]=3;[.B2];0)" office:value-type="float" office:value="0" calcext:value-type="float">
            <text:p>0</text:p>
          </table:table-cell>
          <table:table-cell table:formula="of:=IF([.L2]=4;[.B2];0)" office:value-type="float" office:value="0" calcext:value-type="float">
            <text:p>0</text:p>
          </table:table-cell>
          <table:table-cell/>
          <table:table-cell table:formula="of:=([.$I$4]*[.E2] + [.$I$5]) * [.K2]" office:value-type="float" office:value="16440.0633132498" calcext:value-type="float">
            <text:p>16440,0633132498</text:p>
          </table:table-cell>
          <table:table-cell table:formula="of:=([.B2]-[.R2])^2" office:value-type="float" office:value="19272655.8943415" calcext:value-type="float">
            <text:p>19272655,8943415</text:p>
          </table:table-cell>
        </table:table-row>
        <table:table-row table:style-name="ro1">
          <table:table-cell office:value-type="string" calcext:value-type="string">
            <text:p>2015Q2</text:p>
          </table:table-cell>
          <table:table-cell office:value-type="float" office:value="147767" calcext:value-type="float">
            <text:p>1477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#N/A" office:value-type="string" office:string-value="" calcext:value-type="error">
            <text:p>#N/D</text:p>
          </table:table-cell>
          <table:table-cell/>
          <table:table-cell office:value-type="string" calcext:value-type="string">
            <text:p>Model regresji</text:p>
          </table:table-cell>
          <table:table-cell office:value-type="string" calcext:value-type="string">
            <text:p>Liniowo</text:p>
          </table:table-cell>
          <table:table-cell/>
          <table:table-cell office:value-type="float" office:value="1.50082795713002" calcext:value-type="float">
            <text:p>1,50082795713002</text:p>
          </table:table-cell>
          <table:table-cell office:value-type="float" office:value="2" calcext:value-type="float">
            <text:p>2</text:p>
          </table:table-cell>
          <table:table-cell table:formula="of:=IF([.L3]=1;[.B3];0)" office:value-type="float" office:value="0" calcext:value-type="float">
            <text:p>0</text:p>
          </table:table-cell>
          <table:table-cell table:formula="of:=IF([.L3]=2;[.B3];0)" office:value-type="float" office:value="147767" calcext:value-type="float">
            <text:p>147767</text:p>
          </table:table-cell>
          <table:table-cell table:formula="of:=IF([.L3]=3;[.B3];0)" office:value-type="float" office:value="0" calcext:value-type="float">
            <text:p>0</text:p>
          </table:table-cell>
          <table:table-cell table:formula="of:=IF([.L3]=4;[.B3];0)" office:value-type="float" office:value="0" calcext:value-type="float">
            <text:p>0</text:p>
          </table:table-cell>
          <table:table-cell/>
          <table:table-cell table:formula="of:=([.$I$4]*[.E3] + [.$I$5]) * [.K3]" office:value-type="float" office:value="172591.190273951" calcext:value-type="float">
            <text:p>172591,190273951</text:p>
          </table:table-cell>
          <table:table-cell table:formula="of:=([.B3]-[.R3])^2" office:value-type="float" office:value="616240422.757343" calcext:value-type="float">
            <text:p>616240422,757343</text:p>
          </table:table-cell>
        </table:table-row>
        <table:table-row table:style-name="ro1">
          <table:table-cell office:value-type="string" calcext:value-type="string">
            <text:p>2015Q3</text:p>
          </table:table-cell>
          <table:table-cell office:value-type="float" office:value="229119" calcext:value-type="float">
            <text:p>2291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AVERAGE([$MZMq.$B$2:.$B$5])" office:value-type="float" office:value="102513.5" calcext:value-type="float">
            <text:p>102513,5</text:p>
          </table:table-cell>
          <table:table-cell table:formula="of:=([.B2]-[.F4])^2" office:value-type="float" office:value="8183644832.25" calcext:value-type="float">
            <text:p>8183644832,25</text:p>
          </table:table-cell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18] ; [.$E$2:.$E$18])" office:value-type="float" office:value="0.00573334740046038" calcext:value-type="float">
            <text:p>0,00573334740046</text:p>
          </table:table-cell>
          <table:table-cell/>
          <table:table-cell office:value-type="float" office:value="2.32768647351947" calcext:value-type="float">
            <text:p>2,32768647351947</text:p>
          </table:table-cell>
          <table:table-cell office:value-type="float" office:value="3" calcext:value-type="float">
            <text:p>3</text:p>
          </table:table-cell>
          <table:table-cell table:formula="of:=IF([.L4]=1;[.B4];0)" office:value-type="float" office:value="0" calcext:value-type="float">
            <text:p>0</text:p>
          </table:table-cell>
          <table:table-cell table:formula="of:=IF([.L4]=2;[.B4];0)" office:value-type="float" office:value="0" calcext:value-type="float">
            <text:p>0</text:p>
          </table:table-cell>
          <table:table-cell table:formula="of:=IF([.L4]=3;[.B4];0)" office:value-type="float" office:value="229119" calcext:value-type="float">
            <text:p>229119</text:p>
          </table:table-cell>
          <table:table-cell table:formula="of:=IF([.L4]=4;[.B4];0)" office:value-type="float" office:value="0" calcext:value-type="float">
            <text:p>0</text:p>
          </table:table-cell>
          <table:table-cell/>
          <table:table-cell table:formula="of:=([.$I$4]*[.E4] + [.$I$5]) * [.K4]" office:value-type="float" office:value="267677.715603548" calcext:value-type="float">
            <text:p>267677,715603548</text:p>
          </table:table-cell>
          <table:table-cell table:formula="of:=([.B4]-[.R4])^2" office:value-type="float" office:value="1486774548.99528" calcext:value-type="float">
            <text:p>1486774548,99528</text:p>
          </table:table-cell>
        </table:table-row>
        <table:table-row table:style-name="ro1">
          <table:table-cell office:value-type="string" calcext:value-type="string">
            <text:p>2015Q4</text:p>
          </table:table-cell>
          <table:table-cell office:value-type="float" office:value="21118" calcext:value-type="float">
            <text:p>211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([$MZMq.$B$3:.$B$6])" office:value-type="float" office:value="103379.75" calcext:value-type="float">
            <text:p>103379,75</text:p>
          </table:table-cell>
          <table:table-cell table:formula="of:=([.B3]-[.F5])^2" office:value-type="float" office:value="1970227962.5625" calcext:value-type="float">
            <text:p>1970227962,5625</text:p>
          </table:table-cell>
          <table:table-cell office:value-type="string" calcext:value-type="string">
            <text:p>Błąd standardowy</text:p>
          </table:table-cell>
          <table:table-cell table:number-matrix-columns-spanned="1" table:number-matrix-rows-spanned="1" table:formula="of:=STEYX([.$B$2:.$B$18] ; [.$E$2:.$E$18])" office:value-type="float" office:value="114997.306816202" calcext:value-type="float">
            <text:p>114997,306816202</text:p>
          </table:table-cell>
          <table:table-cell/>
          <table:table-cell office:value-type="float" office:value="0.242785052912717" calcext:value-type="float">
            <text:p>0,242785052912717</text:p>
          </table:table-cell>
          <table:table-cell office:value-type="float" office:value="4" calcext:value-type="float">
            <text:p>4</text:p>
          </table:table-cell>
          <table:table-cell table:formula="of:=IF([.L5]=1;[.B5];0)" office:value-type="float" office:value="0" calcext:value-type="float">
            <text:p>0</text:p>
          </table:table-cell>
          <table:table-cell table:formula="of:=IF([.L5]=2;[.B5];0)" office:value-type="float" office:value="0" calcext:value-type="float">
            <text:p>0</text:p>
          </table:table-cell>
          <table:table-cell table:formula="of:=IF([.L5]=3;[.B5];0)" office:value-type="float" office:value="0" calcext:value-type="float">
            <text:p>0</text:p>
          </table:table-cell>
          <table:table-cell table:formula="of:=IF([.L5]=4;[.B5];0)" office:value-type="float" office:value="21118" calcext:value-type="float">
            <text:p>21118</text:p>
          </table:table-cell>
          <table:table-cell/>
          <table:table-cell table:formula="of:=([.$I$4]*[.E5] + [.$I$5]) * [.K5]" office:value-type="float" office:value="27919.6327880758" calcext:value-type="float">
            <text:p>27919,6327880758</text:p>
          </table:table-cell>
          <table:table-cell table:formula="of:=([.B5]-[.R5])^2" office:value-type="float" office:value="46262208.5838281" calcext:value-type="float">
            <text:p>46262208,5838281</text:p>
          </table:table-cell>
        </table:table-row>
        <table:table-row table:style-name="ro1">
          <table:table-cell office:value-type="string" calcext:value-type="string">
            <text:p>2016Q1</text:p>
          </table:table-cell>
          <table:table-cell office:value-type="float" office:value="15515" calcext:value-type="float">
            <text:p>155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AVERAGE([$MZMq.$B$4:.$B$7])" office:value-type="float" office:value="107095.75" calcext:value-type="float">
            <text:p>107095,75</text:p>
          </table:table-cell>
          <table:table-cell table:formula="of:=([.B4]-[.F6])^2" office:value-type="float" office:value="14889673540.5625" calcext:value-type="float">
            <text:p>14889673540,5625</text:p>
          </table:table-cell>
          <table:table-cell table:number-columns-repeated="3"/>
          <table:table-cell office:value-type="float" office:value="0.14296041315023" calcext:value-type="float">
            <text:p>0,14296041315023</text:p>
          </table:table-cell>
          <table:table-cell office:value-type="float" office:value="1" calcext:value-type="float">
            <text:p>1</text:p>
          </table:table-cell>
          <table:table-cell table:formula="of:=IF([.L6]=1;[.B6];0)" office:value-type="float" office:value="15515" calcext:value-type="float">
            <text:p>15515</text:p>
          </table:table-cell>
          <table:table-cell table:formula="of:=IF([.L6]=2;[.B6];0)" office:value-type="float" office:value="0" calcext:value-type="float">
            <text:p>0</text:p>
          </table:table-cell>
          <table:table-cell table:formula="of:=IF([.L6]=3;[.B6];0)" office:value-type="float" office:value="0" calcext:value-type="float">
            <text:p>0</text:p>
          </table:table-cell>
          <table:table-cell table:formula="of:=IF([.L6]=4;[.B6];0)" office:value-type="float" office:value="0" calcext:value-type="float">
            <text:p>0</text:p>
          </table:table-cell>
          <table:table-cell/>
          <table:table-cell table:formula="of:=([.$I$4]*[.E6] + [.$I$5]) * [.K6]" office:value-type="float" office:value="16440.0665918166" calcext:value-type="float">
            <text:p>16440,0665918166</text:p>
          </table:table-cell>
          <table:table-cell table:formula="of:=([.B6]-[.R6])^2" office:value-type="float" office:value="855748.19929521" calcext:value-type="float">
            <text:p>855748,19929521</text:p>
          </table:table-cell>
        </table:table-row>
        <table:table-row table:style-name="ro1">
          <table:table-cell office:value-type="string" calcext:value-type="string">
            <text:p>2016Q2</text:p>
          </table:table-cell>
          <table:table-cell office:value-type="float" office:value="162631" calcext:value-type="float">
            <text:p>1626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AVERAGE([$MZMq.$B$5:.$B$8])" office:value-type="float" office:value="115406" calcext:value-type="float">
            <text:p>115406</text:p>
          </table:table-cell>
          <table:table-cell table:formula="of:=([.B5]-[.F7])^2" office:value-type="float" office:value="8890226944" calcext:value-type="float">
            <text:p>8890226944</text:p>
          </table:table-cell>
          <table:table-cell table:style-name="ce2" office:value-type="string" calcext:value-type="string">
            <text:p>Nachylenie</text:p>
          </table:table-cell>
          <table:table-cell table:style-name="ce2" table:number-matrix-columns-spanned="1" table:number-matrix-rows-spanned="1" table:formula="of:=SLOPE([.$B$2:.$B$18] ; [.$E$2:.$E$18])" office:value-type="float" office:value="1674.38725490196" calcext:value-type="float">
            <text:p>1674,38725490196</text:p>
          </table:table-cell>
          <table:table-cell/>
          <table:table-cell office:value-type="float" office:value="1.50082795713002" calcext:value-type="float">
            <text:p>1,50082795713002</text:p>
          </table:table-cell>
          <table:table-cell office:value-type="float" office:value="2" calcext:value-type="float">
            <text:p>2</text:p>
          </table:table-cell>
          <table:table-cell table:formula="of:=IF([.L7]=1;[.B7];0)" office:value-type="float" office:value="0" calcext:value-type="float">
            <text:p>0</text:p>
          </table:table-cell>
          <table:table-cell table:formula="of:=IF([.L7]=2;[.B7];0)" office:value-type="float" office:value="162631" calcext:value-type="float">
            <text:p>162631</text:p>
          </table:table-cell>
          <table:table-cell table:formula="of:=IF([.L7]=3;[.B7];0)" office:value-type="float" office:value="0" calcext:value-type="float">
            <text:p>0</text:p>
          </table:table-cell>
          <table:table-cell table:formula="of:=IF([.L7]=4;[.B7];0)" office:value-type="float" office:value="0" calcext:value-type="float">
            <text:p>0</text:p>
          </table:table-cell>
          <table:table-cell/>
          <table:table-cell table:formula="of:=([.$I$4]*[.E7] + [.$I$5]) * [.K7]" office:value-type="float" office:value="172591.224693024" calcext:value-type="float">
            <text:p>172591,224693024</text:p>
          </table:table-cell>
          <table:table-cell table:formula="of:=([.B7]-[.R7])^2" office:value-type="float" office:value="99206075.9355182" calcext:value-type="float">
            <text:p>99206075,9355182</text:p>
          </table:table-cell>
        </table:table-row>
        <table:table-row table:style-name="ro1">
          <table:table-cell office:value-type="string" calcext:value-type="string">
            <text:p>2016Q3</text:p>
          </table:table-cell>
          <table:table-cell office:value-type="float" office:value="262360" calcext:value-type="float">
            <text:p>26236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AVERAGE([$MZMq.$B$6:.$B$9])" office:value-type="float" office:value="116033" calcext:value-type="float">
            <text:p>116033</text:p>
          </table:table-cell>
          <table:table-cell table:formula="of:=([.B6]-[.F8])^2" office:value-type="float" office:value="10103868324" calcext:value-type="float">
            <text:p>10103868324</text:p>
          </table:table-cell>
          <table:table-cell office:value-type="string" calcext:value-type="string">
            <text:p>Odcięta</text:p>
          </table:table-cell>
          <table:table-cell table:number-matrix-columns-spanned="1" table:number-matrix-rows-spanned="1" table:formula="of:=INTERCEPT([.$B$2:.$B$18] ; [.$E$2:.$E$18])" office:value-type="float" office:value="101748.867647059" calcext:value-type="float">
            <text:p>101748,867647059</text:p>
          </table:table-cell>
          <table:table-cell/>
          <table:table-cell office:value-type="float" office:value="2.32768647351947" calcext:value-type="float">
            <text:p>2,32768647351947</text:p>
          </table:table-cell>
          <table:table-cell office:value-type="float" office:value="3" calcext:value-type="float">
            <text:p>3</text:p>
          </table:table-cell>
          <table:table-cell table:formula="of:=IF([.L8]=1;[.B8];0)" office:value-type="float" office:value="0" calcext:value-type="float">
            <text:p>0</text:p>
          </table:table-cell>
          <table:table-cell table:formula="of:=IF([.L8]=2;[.B8];0)" office:value-type="float" office:value="0" calcext:value-type="float">
            <text:p>0</text:p>
          </table:table-cell>
          <table:table-cell table:formula="of:=IF([.L8]=3;[.B8];0)" office:value-type="float" office:value="262360" calcext:value-type="float">
            <text:p>262360</text:p>
          </table:table-cell>
          <table:table-cell table:formula="of:=IF([.L8]=4;[.B8];0)" office:value-type="float" office:value="0" calcext:value-type="float">
            <text:p>0</text:p>
          </table:table-cell>
          <table:table-cell/>
          <table:table-cell table:formula="of:=([.$I$4]*[.E8] + [.$I$5]) * [.K8]" office:value-type="float" office:value="267677.768985289" calcext:value-type="float">
            <text:p>267677,768985289</text:p>
          </table:table-cell>
          <table:table-cell table:formula="of:=([.B8]-[.R8])^2" office:value-type="float" office:value="28278666.9808976" calcext:value-type="float">
            <text:p>28278666,9808976</text:p>
          </table:table-cell>
        </table:table-row>
        <table:table-row table:style-name="ro1">
          <table:table-cell office:value-type="string" calcext:value-type="string">
            <text:p>2016Q4</text:p>
          </table:table-cell>
          <table:table-cell office:value-type="float" office:value="23626" calcext:value-type="float">
            <text:p>236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AVERAGE([$MZMq.$B$7:.$B$10])" office:value-type="float" office:value="115462.25" calcext:value-type="float">
            <text:p>115462,25</text:p>
          </table:table-cell>
          <table:table-cell table:formula="of:=([.B7]-[.F9])^2" office:value-type="float" office:value="2224890976.5625" calcext:value-type="float">
            <text:p>2224890976,5625</text:p>
          </table:table-cell>
          <table:table-cell table:number-columns-repeated="3"/>
          <table:table-cell office:value-type="float" office:value="0.242785052912717" calcext:value-type="float">
            <text:p>0,242785052912717</text:p>
          </table:table-cell>
          <table:table-cell office:value-type="float" office:value="4" calcext:value-type="float">
            <text:p>4</text:p>
          </table:table-cell>
          <table:table-cell table:formula="of:=IF([.L9]=1;[.B9];0)" office:value-type="float" office:value="0" calcext:value-type="float">
            <text:p>0</text:p>
          </table:table-cell>
          <table:table-cell table:formula="of:=IF([.L9]=2;[.B9];0)" office:value-type="float" office:value="0" calcext:value-type="float">
            <text:p>0</text:p>
          </table:table-cell>
          <table:table-cell table:formula="of:=IF([.L9]=3;[.B9];0)" office:value-type="float" office:value="0" calcext:value-type="float">
            <text:p>0</text:p>
          </table:table-cell>
          <table:table-cell table:formula="of:=IF([.L9]=4;[.B9];0)" office:value-type="float" office:value="23626" calcext:value-type="float">
            <text:p>23626</text:p>
          </table:table-cell>
          <table:table-cell/>
          <table:table-cell table:formula="of:=([.$I$4]*[.E9] + [.$I$5]) * [.K9]" office:value-type="float" office:value="27919.63835596" calcext:value-type="float">
            <text:p>27919,63835596</text:p>
          </table:table-cell>
          <table:table-cell table:formula="of:=([.B9]-[.R9])^2" office:value-type="float" office:value="18435330.3317711" calcext:value-type="float">
            <text:p>18435330,3317711</text:p>
          </table:table-cell>
        </table:table-row>
        <table:table-row table:style-name="ro1">
          <table:table-cell office:value-type="string" calcext:value-type="string">
            <text:p>2017Q1</text:p>
          </table:table-cell>
          <table:table-cell office:value-type="float" office:value="13232" calcext:value-type="float">
            <text:p>132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AVERAGE([$MZMq.$B$8:.$B$11])" office:value-type="float" office:value="119357.75" calcext:value-type="float">
            <text:p>119357,75</text:p>
          </table:table-cell>
          <table:table-cell table:formula="of:=([.B8]-[.F10])^2" office:value-type="float" office:value="20449643505.0625" calcext:value-type="float">
            <text:p>20449643505,0625</text:p>
          </table:table-cell>
          <table:table-cell table:formula="of:=INDEX([.$E$2:.$E$18]; 1; 1)" office:value-type="float" office:value="1" calcext:value-type="float">
            <text:p>1</text:p>
          </table:table-cell>
          <table:table-cell table:formula="of:=[.$I$7] * [.$H$10] + [.$I$8]" office:value-type="float" office:value="103423.254901961" calcext:value-type="float">
            <text:p>103423,254901961</text:p>
          </table:table-cell>
          <table:table-cell table:formula="of:=([.B2]-[.I10])^2" office:value-type="float" office:value="8349071711.3787" calcext:value-type="float">
            <text:p>8349071711,3787</text:p>
          </table:table-cell>
          <table:table-cell office:value-type="float" office:value="0.14296041315023" calcext:value-type="float">
            <text:p>0,14296041315023</text:p>
          </table:table-cell>
          <table:table-cell office:value-type="float" office:value="1" calcext:value-type="float">
            <text:p>1</text:p>
          </table:table-cell>
          <table:table-cell table:formula="of:=IF([.L10]=1;[.B10];0)" office:value-type="float" office:value="13232" calcext:value-type="float">
            <text:p>13232</text:p>
          </table:table-cell>
          <table:table-cell table:formula="of:=IF([.L10]=2;[.B10];0)" office:value-type="float" office:value="0" calcext:value-type="float">
            <text:p>0</text:p>
          </table:table-cell>
          <table:table-cell table:formula="of:=IF([.L10]=3;[.B10];0)" office:value-type="float" office:value="0" calcext:value-type="float">
            <text:p>0</text:p>
          </table:table-cell>
          <table:table-cell table:formula="of:=IF([.L10]=4;[.B10];0)" office:value-type="float" office:value="0" calcext:value-type="float">
            <text:p>0</text:p>
          </table:table-cell>
          <table:table-cell/>
          <table:table-cell table:formula="of:=([.$I$4]*[.E10] + [.$I$5]) * [.K10]" office:value-type="float" office:value="16440.0698703835" calcext:value-type="float">
            <text:p>16440,0698703835</text:p>
          </table:table-cell>
          <table:table-cell table:formula="of:=([.B10]-[.R10])^2" office:value-type="float" office:value="10291712.2932622" calcext:value-type="float">
            <text:p>10291712,2932622</text:p>
          </table:table-cell>
        </table:table-row>
        <table:table-row table:style-name="ro1">
          <table:table-cell office:value-type="string" calcext:value-type="string">
            <text:p>2017Q2</text:p>
          </table:table-cell>
          <table:table-cell office:value-type="float" office:value="178213" calcext:value-type="float">
            <text:p>1782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AVERAGE([$MZMq.$B$9:.$B$12])" office:value-type="float" office:value="119861.5" calcext:value-type="float">
            <text:p>119861,5</text:p>
          </table:table-cell>
          <table:table-cell table:formula="of:=([.B9]-[.F11])^2" office:value-type="float" office:value="9261271460.25" calcext:value-type="float">
            <text:p>9261271460,25</text:p>
          </table:table-cell>
          <table:table-cell table:formula="of:=INDEX([.$E$2:.$E$18]; 2; 1)" office:value-type="float" office:value="2" calcext:value-type="float">
            <text:p>2</text:p>
          </table:table-cell>
          <table:table-cell table:formula="of:=[.$I$7] * [.$H$11] + [.$I$8]" office:value-type="float" office:value="105097.642156863" calcext:value-type="float">
            <text:p>105097,642156863</text:p>
          </table:table-cell>
          <table:table-cell table:formula="of:=([.B3]-[.I11])^2" office:value-type="float" office:value="1820674098.7457" calcext:value-type="float">
            <text:p>1820674098,7457</text:p>
          </table:table-cell>
          <table:table-cell office:value-type="float" office:value="1.50082795713002" calcext:value-type="float">
            <text:p>1,50082795713002</text:p>
          </table:table-cell>
          <table:table-cell office:value-type="float" office:value="2" calcext:value-type="float">
            <text:p>2</text:p>
          </table:table-cell>
          <table:table-cell table:formula="of:=IF([.L11]=1;[.B11];0)" office:value-type="float" office:value="0" calcext:value-type="float">
            <text:p>0</text:p>
          </table:table-cell>
          <table:table-cell table:formula="of:=IF([.L11]=2;[.B11];0)" office:value-type="float" office:value="178213" calcext:value-type="float">
            <text:p>178213</text:p>
          </table:table-cell>
          <table:table-cell table:formula="of:=IF([.L11]=3;[.B11];0)" office:value-type="float" office:value="0" calcext:value-type="float">
            <text:p>0</text:p>
          </table:table-cell>
          <table:table-cell table:formula="of:=IF([.L11]=4;[.B11];0)" office:value-type="float" office:value="0" calcext:value-type="float">
            <text:p>0</text:p>
          </table:table-cell>
          <table:table-cell/>
          <table:table-cell table:formula="of:=([.$I$4]*[.E11] + [.$I$5]) * [.K11]" office:value-type="float" office:value="172591.259112096" calcext:value-type="float">
            <text:p>172591,259112096</text:p>
          </table:table-cell>
          <table:table-cell table:formula="of:=([.B11]-[.R11])^2" office:value-type="float" office:value="31603970.6107325" calcext:value-type="float">
            <text:p>31603970,6107325</text:p>
          </table:table-cell>
        </table:table-row>
        <table:table-row table:style-name="ro1">
          <table:table-cell office:value-type="string" calcext:value-type="string">
            <text:p>2017Q3</text:p>
          </table:table-cell>
          <table:table-cell office:value-type="float" office:value="264375" calcext:value-type="float">
            <text:p>26437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AVERAGE([$MZMq.$B$10:.$B$13])" office:value-type="float" office:value="121458.5" calcext:value-type="float">
            <text:p>121458,5</text:p>
          </table:table-cell>
          <table:table-cell table:formula="of:=([.B10]-[.F12])^2" office:value-type="float" office:value="11712975302.25" calcext:value-type="float">
            <text:p>11712975302,25</text:p>
          </table:table-cell>
          <table:table-cell table:formula="of:=INDEX([.$E$2:.$E$18]; 3; 1)" office:value-type="float" office:value="3" calcext:value-type="float">
            <text:p>3</text:p>
          </table:table-cell>
          <table:table-cell table:formula="of:=[.$I$7] * [.$H$12] + [.$I$8]" office:value-type="float" office:value="106772.029411765" calcext:value-type="float">
            <text:p>106772,029411765</text:p>
          </table:table-cell>
          <table:table-cell table:formula="of:=([.B4]-[.I12])^2" office:value-type="float" office:value="14968781212.1185" calcext:value-type="float">
            <text:p>14968781212,1185</text:p>
          </table:table-cell>
          <table:table-cell office:value-type="float" office:value="2.32768647351947" calcext:value-type="float">
            <text:p>2,32768647351947</text:p>
          </table:table-cell>
          <table:table-cell office:value-type="float" office:value="3" calcext:value-type="float">
            <text:p>3</text:p>
          </table:table-cell>
          <table:table-cell table:formula="of:=IF([.L12]=1;[.B12];0)" office:value-type="float" office:value="0" calcext:value-type="float">
            <text:p>0</text:p>
          </table:table-cell>
          <table:table-cell table:formula="of:=IF([.L12]=2;[.B12];0)" office:value-type="float" office:value="0" calcext:value-type="float">
            <text:p>0</text:p>
          </table:table-cell>
          <table:table-cell table:formula="of:=IF([.L12]=3;[.B12];0)" office:value-type="float" office:value="264375" calcext:value-type="float">
            <text:p>264375</text:p>
          </table:table-cell>
          <table:table-cell table:formula="of:=IF([.L12]=4;[.B12];0)" office:value-type="float" office:value="0" calcext:value-type="float">
            <text:p>0</text:p>
          </table:table-cell>
          <table:table-cell/>
          <table:table-cell table:formula="of:=([.$I$4]*[.E12] + [.$I$5]) * [.K12]" office:value-type="float" office:value="267677.822367029" calcext:value-type="float">
            <text:p>267677,822367029</text:p>
          </table:table-cell>
          <table:table-cell table:formula="of:=([.B12]-[.R12])^2" office:value-type="float" office:value="10908635.5881496" calcext:value-type="float">
            <text:p>10908635,5881496</text:p>
          </table:table-cell>
        </table:table-row>
        <table:table-row table:style-name="ro1">
          <table:table-cell office:value-type="string" calcext:value-type="string">
            <text:p>2017Q4</text:p>
          </table:table-cell>
          <table:table-cell office:value-type="float" office:value="30014" calcext:value-type="float">
            <text:p>300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AVERAGE([$MZMq.$B$11:.$B$14])" office:value-type="float" office:value="122603.5" calcext:value-type="float">
            <text:p>122603,5</text:p>
          </table:table-cell>
          <table:table-cell table:formula="of:=([.B11]-[.F13])^2" office:value-type="float" office:value="3092416490.25" calcext:value-type="float">
            <text:p>3092416490,25</text:p>
          </table:table-cell>
          <table:table-cell table:formula="of:=INDEX([.$E$2:.$E$18]; 4; 1)" office:value-type="float" office:value="4" calcext:value-type="float">
            <text:p>4</text:p>
          </table:table-cell>
          <table:table-cell table:formula="of:=[.$I$7] * [.$H$13] + [.$I$8]" office:value-type="float" office:value="108446.416666667" calcext:value-type="float">
            <text:p>108446,416666667</text:p>
          </table:table-cell>
          <table:table-cell table:formula="of:=([.B5]-[.I13])^2" office:value-type="float" office:value="7626252357.50695" calcext:value-type="float">
            <text:p>7626252357,50695</text:p>
          </table:table-cell>
          <table:table-cell office:value-type="float" office:value="0.242785052912717" calcext:value-type="float">
            <text:p>0,242785052912717</text:p>
          </table:table-cell>
          <table:table-cell office:value-type="float" office:value="4" calcext:value-type="float">
            <text:p>4</text:p>
          </table:table-cell>
          <table:table-cell table:formula="of:=IF([.L13]=1;[.B13];0)" office:value-type="float" office:value="0" calcext:value-type="float">
            <text:p>0</text:p>
          </table:table-cell>
          <table:table-cell table:formula="of:=IF([.L13]=2;[.B13];0)" office:value-type="float" office:value="0" calcext:value-type="float">
            <text:p>0</text:p>
          </table:table-cell>
          <table:table-cell table:formula="of:=IF([.L13]=3;[.B13];0)" office:value-type="float" office:value="0" calcext:value-type="float">
            <text:p>0</text:p>
          </table:table-cell>
          <table:table-cell table:formula="of:=IF([.L13]=4;[.B13];0)" office:value-type="float" office:value="30014" calcext:value-type="float">
            <text:p>30014</text:p>
          </table:table-cell>
          <table:table-cell/>
          <table:table-cell table:formula="of:=([.$I$4]*[.E13] + [.$I$5]) * [.K13]" office:value-type="float" office:value="27919.6439238442" calcext:value-type="float">
            <text:p>27919,6439238442</text:p>
          </table:table-cell>
          <table:table-cell table:formula="of:=([.B13]-[.R13])^2" office:value-type="float" office:value="4386327.37373055" calcext:value-type="float">
            <text:p>4386327,37373055</text:p>
          </table:table-cell>
        </table:table-row>
        <table:table-row table:style-name="ro1">
          <table:table-cell office:value-type="string" calcext:value-type="string">
            <text:p>2018Q1</text:p>
          </table:table-cell>
          <table:table-cell office:value-type="float" office:value="17812" calcext:value-type="float">
            <text:p>178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AVERAGE([$MZMq.$B$12:.$B$15])" office:value-type="float" office:value="131221.75" calcext:value-type="float">
            <text:p>131221,75</text:p>
          </table:table-cell>
          <table:table-cell table:formula="of:=([.B12]-[.F14])^2" office:value-type="float" office:value="17729787985.5625" calcext:value-type="float">
            <text:p>17729787985,5625</text:p>
          </table:table-cell>
          <table:table-cell table:formula="of:=INDEX([.$E$2:.$E$18]; 5; 1)" office:value-type="float" office:value="5" calcext:value-type="float">
            <text:p>5</text:p>
          </table:table-cell>
          <table:table-cell table:formula="of:=[.$I$7] * [.$H$14] + [.$I$8]" office:value-type="float" office:value="110120.803921569" calcext:value-type="float">
            <text:p>110120,803921569</text:p>
          </table:table-cell>
          <table:table-cell table:formula="of:=([.B6]-[.I14])^2" office:value-type="float" office:value="8950258135.64629" calcext:value-type="float">
            <text:p>8950258135,64629</text:p>
          </table:table-cell>
          <table:table-cell office:value-type="float" office:value="0.14296041315023" calcext:value-type="float">
            <text:p>0,14296041315023</text:p>
          </table:table-cell>
          <table:table-cell office:value-type="float" office:value="1" calcext:value-type="float">
            <text:p>1</text:p>
          </table:table-cell>
          <table:table-cell table:formula="of:=IF([.L14]=1;[.B14];0)" office:value-type="float" office:value="17812" calcext:value-type="float">
            <text:p>17812</text:p>
          </table:table-cell>
          <table:table-cell table:formula="of:=IF([.L14]=2;[.B14];0)" office:value-type="float" office:value="0" calcext:value-type="float">
            <text:p>0</text:p>
          </table:table-cell>
          <table:table-cell table:formula="of:=IF([.L14]=3;[.B14];0)" office:value-type="float" office:value="0" calcext:value-type="float">
            <text:p>0</text:p>
          </table:table-cell>
          <table:table-cell table:formula="of:=IF([.L14]=4;[.B14];0)" office:value-type="float" office:value="0" calcext:value-type="float">
            <text:p>0</text:p>
          </table:table-cell>
          <table:table-cell/>
          <table:table-cell table:formula="of:=([.$I$4]*[.E14] + [.$I$5]) * [.K14]" office:value-type="float" office:value="16440.0731489503" calcext:value-type="float">
            <text:p>16440,0731489503</text:p>
          </table:table-cell>
          <table:table-cell table:formula="of:=([.B14]-[.R14])^2" office:value-type="float" office:value="1882183.28463109" calcext:value-type="float">
            <text:p>1882183,28463109</text:p>
          </table:table-cell>
        </table:table-row>
        <table:table-row table:style-name="ro1">
          <table:table-cell office:value-type="string" calcext:value-type="string">
            <text:p>2018Q2</text:p>
          </table:table-cell>
          <table:table-cell office:value-type="float" office:value="212686" calcext:value-type="float">
            <text:p>2126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AVERAGE([$MZMq.$B$13:.$B$16])" office:value-type="float" office:value="148081" calcext:value-type="float">
            <text:p>148081</text:p>
          </table:table-cell>
          <table:table-cell table:formula="of:=([.B13]-[.F15])^2" office:value-type="float" office:value="13939816489" calcext:value-type="float">
            <text:p>13939816489</text:p>
          </table:table-cell>
          <table:table-cell table:formula="of:=INDEX([.$E$2:.$E$18]; 6; 1)" office:value-type="float" office:value="6" calcext:value-type="float">
            <text:p>6</text:p>
          </table:table-cell>
          <table:table-cell table:formula="of:=[.$I$7] * [.$H$15] + [.$I$8]" office:value-type="float" office:value="111795.191176471" calcext:value-type="float">
            <text:p>111795,191176471</text:p>
          </table:table-cell>
          <table:table-cell table:formula="of:=([.B7]-[.I15])^2" office:value-type="float" office:value="2584279458.74243" calcext:value-type="float">
            <text:p>2584279458,74243</text:p>
          </table:table-cell>
          <table:table-cell office:value-type="float" office:value="1.50082795713002" calcext:value-type="float">
            <text:p>1,50082795713002</text:p>
          </table:table-cell>
          <table:table-cell office:value-type="float" office:value="2" calcext:value-type="float">
            <text:p>2</text:p>
          </table:table-cell>
          <table:table-cell table:formula="of:=IF([.L15]=1;[.B15];0)" office:value-type="float" office:value="0" calcext:value-type="float">
            <text:p>0</text:p>
          </table:table-cell>
          <table:table-cell table:formula="of:=IF([.L15]=2;[.B15];0)" office:value-type="float" office:value="212686" calcext:value-type="float">
            <text:p>212686</text:p>
          </table:table-cell>
          <table:table-cell table:formula="of:=IF([.L15]=3;[.B15];0)" office:value-type="float" office:value="0" calcext:value-type="float">
            <text:p>0</text:p>
          </table:table-cell>
          <table:table-cell table:formula="of:=IF([.L15]=4;[.B15];0)" office:value-type="float" office:value="0" calcext:value-type="float">
            <text:p>0</text:p>
          </table:table-cell>
          <table:table-cell/>
          <table:table-cell table:formula="of:=([.$I$4]*[.E15] + [.$I$5]) * [.K15]" office:value-type="float" office:value="172591.293531168" calcext:value-type="float">
            <text:p>172591,293531168</text:p>
          </table:table-cell>
          <table:table-cell table:formula="of:=([.B15]-[.R15])^2" office:value-type="float" office:value="1607585486.82178" calcext:value-type="float">
            <text:p>1607585486,82178</text:p>
          </table:table-cell>
        </table:table-row>
        <table:table-row table:style-name="ro1">
          <table:table-cell office:value-type="string" calcext:value-type="string">
            <text:p>2018Q3</text:p>
          </table:table-cell>
          <table:table-cell office:value-type="float" office:value="331812" calcext:value-type="float">
            <text:p>3318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AVERAGE([$MZMq.$B$14:.$B$17])" office:value-type="float" office:value="150249.75" calcext:value-type="float">
            <text:p>150249,75</text:p>
          </table:table-cell>
          <table:table-cell table:formula="of:=([.B14]-[.F16])^2" office:value-type="float" office:value="17539757625.0625" calcext:value-type="float">
            <text:p>17539757625,0625</text:p>
          </table:table-cell>
          <table:table-cell table:formula="of:=INDEX([.$E$2:.$E$18]; 7; 1)" office:value-type="float" office:value="7" calcext:value-type="float">
            <text:p>7</text:p>
          </table:table-cell>
          <table:table-cell table:formula="of:=[.$I$7] * [.$H$16] + [.$I$8]" office:value-type="float" office:value="113469.578431373" calcext:value-type="float">
            <text:p>113469,578431373</text:p>
          </table:table-cell>
          <table:table-cell table:formula="of:=([.B8]-[.I16])^2" office:value-type="float" office:value="22168357634.8836" calcext:value-type="float">
            <text:p>22168357634,8836</text:p>
          </table:table-cell>
          <table:table-cell office:value-type="float" office:value="2.32768647351947" calcext:value-type="float">
            <text:p>2,32768647351947</text:p>
          </table:table-cell>
          <table:table-cell office:value-type="float" office:value="3" calcext:value-type="float">
            <text:p>3</text:p>
          </table:table-cell>
          <table:table-cell table:formula="of:=IF([.L16]=1;[.B16];0)" office:value-type="float" office:value="0" calcext:value-type="float">
            <text:p>0</text:p>
          </table:table-cell>
          <table:table-cell table:formula="of:=IF([.L16]=2;[.B16];0)" office:value-type="float" office:value="0" calcext:value-type="float">
            <text:p>0</text:p>
          </table:table-cell>
          <table:table-cell table:formula="of:=IF([.L16]=3;[.B16];0)" office:value-type="float" office:value="331812" calcext:value-type="float">
            <text:p>331812</text:p>
          </table:table-cell>
          <table:table-cell table:formula="of:=IF([.L16]=4;[.B16];0)" office:value-type="float" office:value="0" calcext:value-type="float">
            <text:p>0</text:p>
          </table:table-cell>
          <table:table-cell/>
          <table:table-cell table:formula="of:=([.$I$4]*[.E16] + [.$I$5]) * [.K16]" office:value-type="float" office:value="267677.87574877" calcext:value-type="float">
            <text:p>267677,87574877</text:p>
          </table:table-cell>
          <table:table-cell table:formula="of:=([.B16]-[.R16])^2" office:value-type="float" office:value="4113185893.47219" calcext:value-type="float">
            <text:p>4113185893,47219</text:p>
          </table:table-cell>
        </table:table-row>
        <table:table-row table:style-name="ro1">
          <table:table-cell office:value-type="string" calcext:value-type="string">
            <text:p>2018Q4</text:p>
          </table:table-cell>
          <table:table-cell office:value-type="float" office:value="38689" calcext:value-type="float">
            <text:p>386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AVERAGE([$MZMq.$B$15:.$B$18])" office:value-type="float" office:value="152020" calcext:value-type="float">
            <text:p>152020</text:p>
          </table:table-cell>
          <table:table-cell table:formula="of:=([.B15]-[.F17])^2" office:value-type="float" office:value="3680363556" calcext:value-type="float">
            <text:p>3680363556</text:p>
          </table:table-cell>
          <table:table-cell table:formula="of:=INDEX([.$E$2:.$E$18]; 8; 1)" office:value-type="float" office:value="8" calcext:value-type="float">
            <text:p>8</text:p>
          </table:table-cell>
          <table:table-cell table:formula="of:=[.$I$7] * [.$H$17] + [.$I$8]" office:value-type="float" office:value="115143.965686275" calcext:value-type="float">
            <text:p>115143,965686275</text:p>
          </table:table-cell>
          <table:table-cell table:formula="of:=([.B9]-[.I17])^2" office:value-type="float" office:value="8375538043.35412" calcext:value-type="float">
            <text:p>8375538043,35412</text:p>
          </table:table-cell>
          <table:table-cell office:value-type="float" office:value="0.242785052912717" calcext:value-type="float">
            <text:p>0,242785052912717</text:p>
          </table:table-cell>
          <table:table-cell office:value-type="float" office:value="4" calcext:value-type="float">
            <text:p>4</text:p>
          </table:table-cell>
          <table:table-cell table:formula="of:=IF([.L17]=1;[.B17];0)" office:value-type="float" office:value="0" calcext:value-type="float">
            <text:p>0</text:p>
          </table:table-cell>
          <table:table-cell table:formula="of:=IF([.L17]=2;[.B17];0)" office:value-type="float" office:value="0" calcext:value-type="float">
            <text:p>0</text:p>
          </table:table-cell>
          <table:table-cell table:formula="of:=IF([.L17]=3;[.B17];0)" office:value-type="float" office:value="0" calcext:value-type="float">
            <text:p>0</text:p>
          </table:table-cell>
          <table:table-cell table:formula="of:=IF([.L17]=4;[.B17];0)" office:value-type="float" office:value="38689" calcext:value-type="float">
            <text:p>38689</text:p>
          </table:table-cell>
          <table:table-cell/>
          <table:table-cell table:formula="of:=([.$I$4]*[.E17] + [.$I$5]) * [.K17]" office:value-type="float" office:value="27919.6494917284" calcext:value-type="float">
            <text:p>27919,6494917284</text:p>
          </table:table-cell>
          <table:table-cell table:formula="of:=([.B17]-[.R17])^2" office:value-type="float" office:value="115978910.370009" calcext:value-type="float">
            <text:p>115978910,370009</text:p>
          </table:table-cell>
        </table:table-row>
        <table:table-row table:style-name="ro1">
          <table:table-cell office:value-type="string" calcext:value-type="string">
            <text:p>2019Q1</text:p>
          </table:table-cell>
          <table:table-cell office:value-type="float" office:value="24893" calcext:value-type="float">
            <text:p>2489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#N/A" office:value-type="string" office:string-value="" calcext:value-type="error">
            <text:p>#N/D</text:p>
          </table:table-cell>
          <table:table-cell/>
          <table:table-cell table:formula="of:=INDEX([.$E$2:.$E$18]; 9; 1)" office:value-type="float" office:value="9" calcext:value-type="float">
            <text:p>9</text:p>
          </table:table-cell>
          <table:table-cell table:formula="of:=[.$I$7] * [.$H$18] + [.$I$8]" office:value-type="float" office:value="116818.352941176" calcext:value-type="float">
            <text:p>116818,352941176</text:p>
          </table:table-cell>
          <table:table-cell table:formula="of:=([.B10]-[.I18])^2" office:value-type="float" office:value="10730132515.654" calcext:value-type="float">
            <text:p>10730132515,654</text:p>
          </table:table-cell>
          <table:table-cell office:value-type="float" office:value="0.14296041315023" calcext:value-type="float">
            <text:p>0,14296041315023</text:p>
          </table:table-cell>
          <table:table-cell office:value-type="float" office:value="1" calcext:value-type="float">
            <text:p>1</text:p>
          </table:table-cell>
          <table:table-cell table:formula="of:=IF([.L18]=1;[.B18];0)" office:value-type="float" office:value="24893" calcext:value-type="float">
            <text:p>24893</text:p>
          </table:table-cell>
          <table:table-cell table:formula="of:=IF([.L18]=2;[.B18];0)" office:value-type="float" office:value="0" calcext:value-type="float">
            <text:p>0</text:p>
          </table:table-cell>
          <table:table-cell table:formula="of:=IF([.L18]=3;[.B18];0)" office:value-type="float" office:value="0" calcext:value-type="float">
            <text:p>0</text:p>
          </table:table-cell>
          <table:table-cell table:formula="of:=IF([.L18]=4;[.B18];0)" office:value-type="float" office:value="0" calcext:value-type="float">
            <text:p>0</text:p>
          </table:table-cell>
          <table:table-cell/>
          <table:table-cell table:formula="of:=([.$I$4]*[.E18] + [.$I$5]) * [.K18]" office:value-type="float" office:value="16440.0764275172" calcext:value-type="float">
            <text:p>16440,0764275172</text:p>
          </table:table-cell>
          <table:table-cell table:formula="of:=([.B18]-[.R18])^2" office:value-type="float" office:value="71451916.9222359" calcext:value-type="float">
            <text:p>71451916,9222359</text:p>
          </table:table-cell>
        </table:table-row>
        <table:table-row table:style-name="ro1">
          <table:table-cell/>
          <table:table-cell table:style-name="ce1" table:formula="of:=AVERAGE([.B2:.B18])" office:value-type="float" office:value="116818.352941176" calcext:value-type="float">
            <text:p>116818,352941176</text:p>
          </table:table-cell>
          <table:table-cell table:number-columns-repeated="4"/>
          <table:table-cell table:style-name="ce1" table:formula="of:=AVERAGE([.G4:.G17])" office:value-type="float" office:value="10262040356.6696" calcext:value-type="float">
            <text:p>10262040356,6696</text:p>
          </table:table-cell>
          <table:table-cell table:formula="of:=INDEX([.$E$2:.$E$18]; 10; 1)" office:value-type="float" office:value="10" calcext:value-type="float">
            <text:p>10</text:p>
          </table:table-cell>
          <table:table-cell table:formula="of:=[.$I$7] * [.$H$19] + [.$I$8]" office:value-type="float" office:value="118492.740196078" calcext:value-type="float">
            <text:p>118492,740196078</text:p>
          </table:table-cell>
          <table:table-cell table:formula="of:=([.B11]-[.I19])^2" office:value-type="float" office:value="3566509431.04789" calcext:value-type="float">
            <text:p>3566509431,04789</text:p>
          </table:table-cell>
          <table:table-cell table:number-columns-repeated="2"/>
          <table:table-cell table:formula="of:=SUM([.M2:.M18])/5" office:value-type="float" office:value="16700.4" calcext:value-type="float">
            <text:p>16700,4</text:p>
          </table:table-cell>
          <table:table-cell table:formula="of:=SUM([.N2:.N18])/4" office:value-type="float" office:value="175324.25" calcext:value-type="float">
            <text:p>175324,25</text:p>
          </table:table-cell>
          <table:table-cell table:formula="of:=SUM([.O2:.O18])/4" office:value-type="float" office:value="271916.5" calcext:value-type="float">
            <text:p>271916,5</text:p>
          </table:table-cell>
          <table:table-cell table:formula="of:=SUM([.P2:.P18])/4" office:value-type="float" office:value="28361.75" calcext:value-type="float">
            <text:p>28361,75</text:p>
          </table:table-cell>
          <table:table-cell table:number-columns-repeated="2"/>
          <table:table-cell table:style-name="ce3" table:formula="of:=AVERAGE([.S2:.S18])" office:value-type="float" office:value="487211805.553824" calcext:value-type="float">
            <text:p>487211805,5538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MSE</text:p>
          </table:table-cell>
          <table:table-cell table:style-name="ce1" table:formula="of:=SQRT([.G19])" office:value-type="float" office:value="101301.729287657" calcext:value-type="float">
            <text:p>101301,729287657</text:p>
          </table:table-cell>
          <table:table-cell table:formula="of:=INDEX([.$E$2:.$E$18]; 11; 1)" office:value-type="float" office:value="11" calcext:value-type="float">
            <text:p>11</text:p>
          </table:table-cell>
          <table:table-cell table:formula="of:=[.$I$7] * [.$H$20] + [.$I$8]" office:value-type="float" office:value="120167.12745098" calcext:value-type="float">
            <text:p>120167,12745098</text:p>
          </table:table-cell>
          <table:table-cell table:formula="of:=([.B12]-[.I20])^2" office:value-type="float" office:value="20795910505.1143" calcext:value-type="float">
            <text:p>20795910505,1143</text:p>
          </table:table-cell>
          <table:table-cell table:number-columns-repeated="2"/>
          <table:table-cell table:formula="of:=[.M19]/[.$B$19]" office:value-type="float" office:value="0.14296041315023" calcext:value-type="float">
            <text:p>0,14296041315023</text:p>
          </table:table-cell>
          <table:table-cell table:formula="of:=[.N19]/[.$B$19]" office:value-type="float" office:value="1.50082795713002" calcext:value-type="float">
            <text:p>1,50082795713002</text:p>
          </table:table-cell>
          <table:table-cell table:formula="of:=[.O19]/[.$B$19]" office:value-type="float" office:value="2.32768647351947" calcext:value-type="float">
            <text:p>2,32768647351947</text:p>
          </table:table-cell>
          <table:table-cell table:formula="of:=[.P19]/[.$B$19]" office:value-type="float" office:value="0.242785052912717" calcext:value-type="float">
            <text:p>0,242785052912717</text:p>
          </table:table-cell>
          <table:table-cell table:style-name="ce5" table:formula="of:=SUM([.M20:.P20])" office:value-type="float" office:value="4.21425989671244" calcext:value-type="float">
            <text:p>4,21425989671244</text:p>
          </table:table-cell>
          <table:table-cell/>
          <table:table-cell table:style-name="ce3" table:formula="of:=SQRT([.S19])" office:value-type="float" office:value="22072.874881941" calcext:value-type="float">
            <text:p>22072,8748819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rmse</text:p>
          </table:table-cell>
          <table:table-cell table:style-name="ce2" table:formula="of:=[.G20]/[.B19]*100" office:value-type="float" office:value="86.717306602214" calcext:value-type="float">
            <text:p>86,717306602214</text:p>
          </table:table-cell>
          <table:table-cell table:formula="of:=INDEX([.$E$2:.$E$18]; 12; 1)" office:value-type="float" office:value="12" calcext:value-type="float">
            <text:p>12</text:p>
          </table:table-cell>
          <table:table-cell table:formula="of:=[.$I$7] * [.$H$21] + [.$I$8]" office:value-type="float" office:value="121841.514705882" calcext:value-type="float">
            <text:p>121841,514705882</text:p>
          </table:table-cell>
          <table:table-cell table:formula="of:=([.B13]-[.I21])^2" office:value-type="float" office:value="8432292457.05904" calcext:value-type="float">
            <text:p>8432292457,05904</text:p>
          </table:table-cell>
          <table:table-cell table:number-columns-repeated="8"/>
          <table:table-cell table:style-name="ce2" table:formula="of:=[.S20]/[.B19]*100" office:value-type="float" office:value="18.895040313619" calcext:value-type="float">
            <text:p>18,895040313619</text:p>
          </table:table-cell>
        </table:table-row>
        <table:table-row table:style-name="ro1">
          <table:table-cell table:number-columns-repeated="7"/>
          <table:table-cell table:formula="of:=INDEX([.$E$2:.$E$18]; 13; 1)" office:value-type="float" office:value="13" calcext:value-type="float">
            <text:p>13</text:p>
          </table:table-cell>
          <table:table-cell table:formula="of:=[.$I$7] * [.$H$22] + [.$I$8]" office:value-type="float" office:value="123515.901960784" calcext:value-type="float">
            <text:p>123515,901960784</text:p>
          </table:table-cell>
          <table:table-cell table:formula="of:=([.B14]-[.I22])^2" office:value-type="float" office:value="11173314889.7351" calcext:value-type="float">
            <text:p>11173314889,7351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INDEX([.$E$2:.$E$18]; 14; 1)" office:value-type="float" office:value="14" calcext:value-type="float">
            <text:p>14</text:p>
          </table:table-cell>
          <table:table-cell table:formula="of:=[.$I$7] * [.$H$23] + [.$I$8]" office:value-type="float" office:value="125190.289215686" calcext:value-type="float">
            <text:p>125190,289215686</text:p>
          </table:table-cell>
          <table:table-cell table:formula="of:=([.B15]-[.I23])^2" office:value-type="float" office:value="7655499405.65227" calcext:value-type="float">
            <text:p>7655499405,65227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INDEX([.$E$2:.$E$18]; 15; 1)" office:value-type="float" office:value="15" calcext:value-type="float">
            <text:p>15</text:p>
          </table:table-cell>
          <table:table-cell table:formula="of:=[.$I$7] * [.$H$24] + [.$I$8]" office:value-type="float" office:value="126864.676470588" calcext:value-type="float">
            <text:p>126864,676470588</text:p>
          </table:table-cell>
          <table:table-cell table:formula="of:=([.B16]-[.I24])^2" office:value-type="float" office:value="42003405421.8694" calcext:value-type="float">
            <text:p>42003405421,8694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INDEX([.$E$2:.$E$18]; 16; 1)" office:value-type="float" office:value="16" calcext:value-type="float">
            <text:p>16</text:p>
          </table:table-cell>
          <table:table-cell table:formula="of:=[.$I$7] * [.$H$25] + [.$I$8]" office:value-type="float" office:value="128539.06372549" calcext:value-type="float">
            <text:p>128539,06372549</text:p>
          </table:table-cell>
          <table:table-cell table:formula="of:=([.B17]-[.I25])^2" office:value-type="float" office:value="8073033951.47465" calcext:value-type="float">
            <text:p>8073033951,47465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INDEX([.$E$2:.$E$18]; 17; 1)" office:value-type="float" office:value="17" calcext:value-type="float">
            <text:p>17</text:p>
          </table:table-cell>
          <table:table-cell table:formula="of:=[.$I$7] * [.$H$26] + [.$I$8]" office:value-type="float" office:value="130213.450980392" calcext:value-type="float">
            <text:p>130213,450980392</text:p>
          </table:table-cell>
          <table:table-cell table:formula="of:=([.B18]-[.I26])^2" office:value-type="float" office:value="11092397394.7132" calcext:value-type="float">
            <text:p>11092397394,7132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table:formula="of:=AVERAGE([.J10:.J26])" office:value-type="float" office:value="11668571095.5704" calcext:value-type="float">
            <text:p>11668571095,570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RMSE</text:p>
          </table:table-cell>
          <table:table-cell table:style-name="ce3" table:formula="of:=SQRT([.J27])" office:value-type="float" office:value="108021.160406516" calcext:value-type="float">
            <text:p>108021,16040651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Vrmse</text:p>
          </table:table-cell>
          <table:table-cell table:style-name="ce4" table:formula="of:=[.J28]/[.B19]*100" office:value-type="float" office:value="92.4693403791698" calcext:value-type="float">
            <text:p>92,469340379169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5T20:38:20.802904278</dc:date>
    <meta:editing-duration>PT1M24S</meta:editing-duration>
    <meta:editing-cycles>1</meta:editing-cycles>
    <meta:document-statistic meta:table-count="1" meta:cell-count="314" meta:object-count="0"/>
    <meta:generator>LibreOffice/6.1.5.2$Linux_X86_64 LibreOffice_project/10$Build-2</meta:generator>
  </office:meta>
</office:document-meta>
</file>